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b144" officeooo:paragraph-rsid="0019b144"/>
    </style:style>
    <style:style style:name="P2" style:family="paragraph" style:parent-style-name="Standard">
      <style:paragraph-properties fo:text-align="justify" style:justify-single-word="false"/>
      <style:text-properties officeooo:rsid="0019b144" officeooo:paragraph-rsid="0019b144"/>
    </style:style>
    <style:style style:name="P3" style:family="paragraph" style:parent-style-name="Standard" style:list-style-name="L1">
      <style:paragraph-properties fo:text-align="justify" style:justify-single-word="false"/>
      <style:text-properties officeooo:rsid="0019b144" officeooo:paragraph-rsid="0019b144"/>
    </style:style>
    <style:style style:name="P4" style:family="paragraph" style:parent-style-name="Standard">
      <style:paragraph-properties fo:text-align="justify" style:justify-single-word="false"/>
      <style:text-properties officeooo:rsid="001a7ec0" officeooo:paragraph-rsid="001a7ec0"/>
    </style:style>
    <style:style style:name="P5" style:family="paragraph" style:parent-style-name="Standard" style:list-style-name="L2">
      <style:paragraph-properties fo:text-align="justify" style:justify-single-word="false"/>
      <style:text-properties officeooo:rsid="001a7ec0" officeooo:paragraph-rsid="001a7ec0"/>
    </style:style>
    <style:style style:name="P6" style:family="paragraph" style:parent-style-name="Standard">
      <style:text-properties fo:font-size="15pt" fo:font-weight="bold" officeooo:rsid="0019b144" officeooo:paragraph-rsid="0019b144" style:font-size-asian="15pt" style:font-weight-asian="bold" style:font-size-complex="15pt" style:font-weight-complex="bold"/>
    </style:style>
    <style:style style:name="P7" style:family="paragraph" style:parent-style-name="Standard">
      <style:text-properties fo:font-weight="bold" officeooo:rsid="0019b144" officeooo:paragraph-rsid="0019b144" style:font-weight-asian="bold" style:font-weight-complex="bold"/>
    </style:style>
    <style:style style:name="P8" style:family="paragraph" style:parent-style-name="Standard">
      <style:paragraph-properties fo:text-align="justify" style:justify-single-word="false"/>
      <style:text-properties fo:font-weight="bold" officeooo:rsid="0019b144" officeooo:paragraph-rsid="0019b144" style:font-weight-asian="bold" style:font-weight-complex="bold"/>
    </style:style>
    <style:style style:name="P9" style:family="paragraph" style:parent-style-name="Standard">
      <style:paragraph-properties fo:text-align="justify" style:justify-single-word="false"/>
      <style:text-properties fo:font-weight="bold" officeooo:rsid="001a7ec0" officeooo:paragraph-rsid="001a7ec0" style:font-weight-asian="bold" style:font-weight-complex="bold"/>
    </style:style>
    <style:style style:name="P10" style:family="paragraph" style:parent-style-name="Standard">
      <style:text-properties fo:font-size="12pt" fo:font-weight="normal" officeooo:rsid="001c03d0" officeooo:paragraph-rsid="001c03d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officeooo:rsid="001d66d8" officeooo:paragraph-rsid="001d66d8"/>
    </style:style>
    <style:style style:name="P12" style:family="paragraph" style:parent-style-name="Standard">
      <style:paragraph-properties fo:text-align="justify" style:justify-single-word="false"/>
      <style:text-properties fo:font-style="italic" officeooo:rsid="001d85a4" officeooo:paragraph-rsid="001d85a4"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d66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ironi Alessandro, Vajana Filippo</text:p>
      <text:p text:style-name="P6"/>
      <text:p text:style-name="P6">PROGETTO: AGENTE STEALTH</text:p>
      <text:p text:style-name="P1"/>
      <text:p text:style-name="P7">1. INTRODUZIONE</text:p>
      <text:p text:style-name="P2">Accade, in molti videogiochi, che il giocatore venga messo nei panni di un soldato che ha l'ordine di infiltrarsi in un avamposto nemico, raggiungendo un obiettivo (ad esempio un prigioniero) senza farsi vedere dai soldati nemici. Scopo di questo progetto è definire un agente intelligente che prenda il posto del giocatore, guidando il soldato alleato attraverso le sentinelle senza farsi scoprire.</text:p>
      <text:p text:style-name="P2"/>
      <text:p text:style-name="P8">2. IL MONDO RAPPRESENTATO</text:p>
      <text:p text:style-name="P2">Il soldato si muove all'interno di una griglia di dimensione variabile, le cui celle possono assumere i seguenti valori:</text:p>
      <text:list xml:id="list3232477037079342585" text:style-name="L1">
        <text:list-item>
          <text:p text:style-name="P3">S: <text:span text:style-name="T1">solder</text:span>, ovvero il soldato guidato dall'agente;</text:p>
        </text:list-item>
        <text:list-item>
          <text:p text:style-name="P3">E: <text:span text:style-name="T1">enemy</text:span>, ovvero le sentinelle nemiche; </text:p>
        </text:list-item>
        <text:list-item>
          <text:p text:style-name="P3">spazio bianco, ovvero una zona attraversabile;</text:p>
        </text:list-item>
        <text:list-item>
          <text:p text:style-name="P3">#, ovvero un muro o ostacolo;</text:p>
        </text:list-item>
        <text:list-item>
          <text:p text:style-name="P3">P: <text:span text:style-name="T1">prisoner</text:span>, ovvero un prigioniero (l'obiettivo).</text:p>
        </text:list-item>
      </text:list>
      <text:p text:style-name="P4">Combinando adeguatamente i simboli sopra elencati, è possibile costruire dei file .txt che rappresenteranno delle mappe in cui far operare l'agente.</text:p>
      <text:p text:style-name="P4"/>
      <text:p text:style-name="P4">Il soldato e le sentinelle, in una sola iterazione, possono compiere una delle seguenti mosse:</text:p>
      <text:list xml:id="list1051162282400943248" text:style-name="L2">
        <text:list-item>
          <text:p text:style-name="P5">muoversi di una cella a destra, sinistra, su o giù;</text:p>
        </text:list-item>
        <text:list-item>
          <text:p text:style-name="P5">aspettare;</text:p>
        </text:list-item>
        <text:list-item>
          <text:p text:style-name="P5">guardare a destra, sinistra, su o giù (esclusivo delle sentinelle).</text:p>
        </text:list-item>
      </text:list>
      <text:p text:style-name="P11">Il campo visivo delle sentinelle è di forma rettangolare ed è rappresentato dal seguente schema (dove le X sono le celle della griglia “osservate” dalla sentinella):</text:p>
      <text:p text:style-name="P11"/>
      <text:p text:style-name="P11"><text:tab/>XXXXXXX</text:p>
      <text:p text:style-name="P4"><text:tab/><text:span text:style-name="T2">XEXXXXX</text:span></text:p>
      <text:p text:style-name="P4"><text:tab/><text:span text:style-name="T2">XXXXXXX</text:span></text:p>
      <text:p text:style-name="P12">Si assume che la sentinella stia guardando verso destra.</text:p>
      <text:p text:style-name="P4"/>
      <text:p text:style-name="P4">Nota: mentre il soldato è mosso dall'agente, le sentinelle si muovono secondo un pattern prefissato che l'agente inizialmente non conosce: sarà quindi costretto a fare delle assunzioni sulla prossima azione delle sentinelle e, se necessario, imparare dagli errori.</text:p>
      <text:p text:style-name="P4"/>
      <text:p text:style-name="P9">3. L'AGENTE</text:p>
      <text:p text:style-name="P4">L'agente che muove il soldato sarà implementato in Prolog sfruttando le librerie messe a disposizione dal docente e avrà l'obiettivo di raggiungere il prigioniero minimizzando lo spazio percorso e le allerte delle sentinelle.</text:p>
      <text:p text:style-name="P4">Obiettivo del progetto è testare i diversi comportamenti dell'agente in funzione dell'approccio al mondo esterno: si osserverà cosa accade se si permette all'agente di fare assunzioni più “prudenti” (ad esempio assumendo che alla prossima iterazione la sentinella più vicina si volti verso di lui) o se si da una maggiore enfasi alla minimizzazione del percorso seguito piuttosto che all'evitare le sentinell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1:51:44.397021387</meta:creation-date>
    <dc:date>2016-03-21T22:33:31.280511953</dc:date>
    <meta:editing-duration>PT10M35S</meta:editing-duration>
    <meta:editing-cycles>4</meta:editing-cycles>
    <meta:generator>LibreOffice/5.0.5.2$Linux_X86_64 LibreOffice_project/00m0$Build-2</meta:generator>
    <meta:document-statistic meta:table-count="0" meta:image-count="0" meta:object-count="0" meta:page-count="1" meta:paragraph-count="25" meta:word-count="361" meta:character-count="2362" meta:non-whitespace-character-count="2030"/>
  </office:meta>
</office:document-meta>
</file>